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7">M</text:span><text:span text:style-name="_33_4">r</text:span><text:span text:style-name="_36_3">.</text:span><text:span text:style-name="_31_"> </text:span><text:span text:style-name="_35_0">S</text:span><text:span text:style-name="_36_3">p</text:span><text:span text:style-name="_31_3">e</text:span><text:span text:style-name="_34_7">a</text:span><text:span text:style-name="_37_4">k</text:span><text:span text:style-name="_31_7">e</text:span><text:span text:style-name="_33_8">r</text:span><text:span text:style-name="_37_5">,</text:span><text:span text:style-name="_31_"> </text:span><text:span text:style-name="_33_8">M</text:span><text:span text:style-name="_36_4">r</text:span><text:span text:style-name="_31_3">.</text:span><text:span text:style-name="_32_6"> </text:span><text:span text:style-name="_36_4">V</text:span><text:span text:style-name="_31_5">i</text:span><text:span text:style-name="_34_8">c</text:span><text:span text:style-name="_36_9">e</text:span><text:span text:style-name="_31_"> </text:span><text:span text:style-name="_34_4">P</text:span><text:span text:style-name="_37_4">r</text:span><text:span text:style-name="_31_8">e</text:span><text:span text:style-name="_35_0">s</text:span><text:span text:style-name="_36_9">i</text:span><text:span text:style-name="_38_">d</text:span><text:span text:style-name="_33_8">e</text:span><text:span text:style-name="_37_4">n</text:span><text:span text:style-name="_31_9">t</text:span><text:span text:style-name="_34_3">,</text:span><text:span text:style-name="_35_1"> </text:span><text:span text:style-name="_38_">M</text:span><text:span text:style-name="_33_2">e</text:span><text:span text:style-name="_36_9">m</text:span><text:span text:style-name="_32_3">b</text:span><text:span text:style-name="_35_0">e</text:span><text:span text:style-name="_36_8">r</text:span><text:span text:style-name="_38_">s</text:span><text:span text:style-name="_32_6"> </text:span><text:span text:style-name="_36_4">o</text:span><text:span text:style-name="_38_">f</text:span><text:span text:style-name="_32_6"> </text:span><text:span text:style-name="_37_4">C</text:span><text:span text:style-name="_32_0">o</text:span><text:span text:style-name="_34_3">n</text:span><text:span text:style-name="_35_8">g</text:span><text:span text:style-name="_32_4">r</text:span><text:span text:style-name="_34_8">e</text:span><text:span text:style-name="_37_5">s</text:span><text:span text:style-name="_31_5">s</text:span><text:span text:style-name="_33_2">,</text:span><text:span text:style-name="_35_1"> </text:span><text:span text:style-name="_32_5">m</text:span><text:span text:style-name="_34_3">y</text:span><text:span text:style-name="_35_1"> </text:span><text:span text:style-name="_32_4">f</text:span><text:span text:style-name="_34_9">e</text:span><text:span text:style-name="_37_0">l</text:span><text:span text:style-name="_32_5">l</text:span><text:span text:style-name="_35_0">o</text:span><text:span text:style-name="_37_3">w</text:span><text:span text:style-name="_31_"> </text:span><text:span text:style-name="_34_2">A</text:span><text:span text:style-name="_36_7">m</text:span><text:span text:style-name="_31_8">e</text:span><text:span text:style-name="_34_5">r</text:span><text:span text:style-name="_35_9">i</text:span><text:span text:style-name="_31_7">c</text:span><text:span text:style-name="_34_7">a</text:span><text:span text:style-name="_37_4">n</text:span><text:span text:style-name="_31_2">s</text:span><text:span text:style-name="_33_8">:</text:span></text:p>
      <text:p text:style-name="P1"><text:span text:style-name="_31_3">T</text:span><text:span text:style-name="_33_4">o</text:span><text:span text:style-name="_35_7">n</text:span><text:span text:style-name="_31_7">i</text:span><text:span text:style-name="_34_9">g</text:span><text:span text:style-name="_36_8">h</text:span><text:span text:style-name="_31_2">t</text:span><text:span text:style-name="_32_6"> </text:span><text:span text:style-name="_36_5">m</text:span><text:span text:style-name="_31_4">a</text:span><text:span text:style-name="_33_8">r</text:span><text:span text:style-name="_37_2">k</text:span><text:span text:style-name="_31_7">s</text:span><text:span text:style-name="_32_6"> </text:span><text:span text:style-name="_37_4">t</text:span><text:span text:style-name="_32_3">h</text:span><text:span text:style-name="_33_9">e</text:span><text:span text:style-name="_35_1"> </text:span><text:span text:style-name="_31_7">e</text:span><text:span text:style-name="_35_0">i</text:span><text:span text:style-name="_36_5">g</text:span><text:span text:style-name="_32_2">h</text:span><text:span text:style-name="_34_3">t</text:span><text:span text:style-name="_36_0">h</text:span><text:span text:style-name="_31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18.17</meta:creation-date>
    <dc:title>Haathi</dc:title>
    <meta:editing-duration>PT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6:24.53</dc:date>
    <meta:template xlink:type="simple" xlink:actuate="onRequest" xlink:title="Haathi" xlink:href="file:///C:/Users/kwa/AppData/Roaming/OpenOffice/4/user/template/Haathi.ott" meta:date="2016-02-23T10:16:17.72"/>
  </office:meta>
</office:document-meta>
</file>